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BException.getLin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Exception.JAXB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Exception.JAXBException( String message , String errorCod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XBException.setLinkedException( Throwable linked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Exception.printStackTrace( PrintStream 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Exception.JAXBException( String message , String erro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Exception.printStackTrace( PrintWriter p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Exception.JAXB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Exception.print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Exception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XBException.getErro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Exception.JAXB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